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Result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ocnum</text:p>
          </table:table-cell>
          <table:table-cell office:value-type="string">
            <text:p>handle</text:p>
          </table:table-cell>
          <table:table-cell office:value-type="string">
            <text:p>r1</text:p>
          </table:table-cell>
          <table:table-cell office:value-type="string">
            <text:p>r10</text:p>
          </table:table-cell>
          <table:table-cell office:value-type="string">
            <text:p>r2</text:p>
          </table:table-cell>
          <table:table-cell office:value-type="string">
            <text:p>r3</text:p>
          </table:table-cell>
          <table:table-cell office:value-type="string">
            <text:p>r4</text:p>
          </table:table-cell>
          <table:table-cell office:value-type="string">
            <text:p>r5</text:p>
          </table:table-cell>
          <table:table-cell office:value-type="string">
            <text:p>r6</text:p>
          </table:table-cell>
          <table:table-cell office:value-type="string">
            <text:p>r7</text:p>
          </table:table-cell>
          <table:table-cell office:value-type="string">
            <text:p>r8</text:p>
          </table:table-cell>
          <table:table-cell office:value-type="string">
            <text:p>r9</text:p>
          </table:table-cell>
          <table:table-cell office:value-type="string">
            <text:p>text</text:p>
          </table:table-cell>
          <table:table-cell office:value-type="string">
            <text:p>pert_score</text:p>
          </table:table-cell>
          <table:table-cell office:value-type="string">
            <text:p>sent_score</text:p>
          </table:table-cell>
          <table:table-cell office:value-type="string">
            <text:p>final_score</text:p>
          </table:table-cell>
        </table:table-row>
        <table:table-row>
          <table:table-cell office:value="48" office:value-type="float"/>
          <table:table-cell office:value-type="string">
            <text:p>American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@AmericanAir your team rebooked my Cancelled Flightled AA flight on a different airline. New airline has no such Flight Booking Problems. Flight is this evening.</text:p>
          </table:table-cell>
          <table:table-cell office:value="5.717927560577883" office:value-type="float"/>
          <table:table-cell office:value="0.0" office:value-type="float"/>
          <table:table-cell office:value="0.6" office:value-type="float"/>
        </table:table-row>
        <table:table-row>
          <table:table-cell office:value="86" office:value-type="float"/>
          <table:table-cell office:value-type="string">
            <text:p>Unite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@united My flight was Cancelled Flighted and I'm needing some help reFlight Booking Problems.</text:p>
          </table:table-cell>
          <table:table-cell office:value="4.563260900586003" office:value-type="float"/>
          <table:table-cell office:value="0.272" office:value-type="float"/>
          <table:table-cell office:value="0.5876372205392" office:value-type="float"/>
        </table:table-row>
        <table:table-row>
          <table:table-cell office:value="94" office:value-type="float"/>
          <table:table-cell office:value-type="string">
            <text:p>American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@AmericanAir <text:s/>CXL flight. rebooked 2 PAX no problems. Thank you and everyone at AA for helping us all out!</text:p>
          </table:table-cell>
          <table:table-cell office:value="3.4085942405941214" office:value-type="float"/>
          <table:table-cell office:value="0.208" office:value-type="float"/>
          <table:table-cell office:value="0.44087444107839985" office:value-type="float"/>
        </table:table-row>
        <table:table-row>
          <table:table-cell office:value="95" office:value-type="float"/>
          <table:table-cell office:value-type="string">
            <text:p>US Airways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@USAirways so what is the <text:s/>difference between Cancelled Flighting and reFlight Booking Problems - will that help me avoid a change fee?</text:p>
          </table:table-cell>
          <table:table-cell office:value="3.4085942405941214" office:value-type="float"/>
          <table:table-cell office:value="0.098" office:value-type="float"/>
          <table:table-cell office:value="0.39687444107839986" office:value-type="float"/>
        </table:table-row>
        <table:table-row>
          <table:table-cell office:value="83" office:value-type="float"/>
          <table:table-cell office:value-type="string">
            <text:p>Delta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@JetBlue - Yes. Best case scenario I get my gear Late Flight Friday, early Saturday. Camp starts at 6AM tomorrow #toolittletooLate Flight</text:p>
          </table:table-cell>
          <table:table-cell office:value="2.3093333199837622" office:value-type="float"/>
          <table:table-cell office:value="0.257" office:value-type="float"/>
          <table:table-cell office:value="0.34512555892160013" office:value-type="float"/>
        </table:table-row>
        <table:table-row>
          <table:table-cell office:value="22" office:value-type="float"/>
          <table:table-cell office:value-type="string">
            <text:p>US Airways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@USAirways thank you for putting me on a flight that will be leaving Late Flightr than the original flight I was booked on.</text:p>
          </table:table-cell>
          <table:table-cell office:value="2.3093333199837622" office:value-type="float"/>
          <table:table-cell office:value="0.186" office:value-type="float"/>
          <table:table-cell office:value="0.31672555892160015" office:value-type="float"/>
        </table:table-row>
        <table:table-row>
          <table:table-cell office:value="72" office:value-type="float"/>
          <table:table-cell office:value-type="string">
            <text:p>Virgin America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@VirginAmerica why Cancelled Flight flights today? No precipitation to be scared of! <text:s/>❄️❄️❄️</text:p>
          </table:table-cell>
          <table:table-cell office:value="2.3093333199837622" office:value-type="float"/>
          <table:table-cell office:value="0.0" office:value-type="float"/>
          <table:table-cell office:value="0.24232555892160015" office:value-type="float"/>
        </table:table-row>
        <table:table-row>
          <table:table-cell office:value="0" office:value-type="float"/>
          <table:table-cell office:value-type="string">
            <text:p>Southwest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@SouthwestAir you guys held our flight #330! <text:s/>Thank you!!! <text:s/>About to take off from MDW now to Oakland. <text:s/>Thanks</text:p>
          </table:table-cell>
          <table:table-cell office:value="1.1546666599918811" office:value-type="float"/>
          <table:table-cell office:value="0.279" office:value-type="float"/>
          <table:table-cell office:value="0.2327627794608001" office:value-type="float"/>
        </table:table-row>
        <table:table-row>
          <table:table-cell office:value="6" office:value-type="float"/>
          <table:table-cell office:value-type="string">
            <text:p>American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@AmericanAir do you know if there is wifi on this flight? If so how much is it? Thank you :-)</text:p>
          </table:table-cell>
          <table:table-cell office:value="1.1546666599918811" office:value-type="float"/>
          <table:table-cell office:value="0.223" office:value-type="float"/>
          <table:table-cell office:value="0.21036277946080006" office:value-type="float"/>
        </table:table-row>
        <table:table-row>
          <table:table-cell office:value="66" office:value-type="float"/>
          <table:table-cell office:value-type="string">
            <text:p>Southwest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@SouthwestAir flight was Cancelled Flightled and it won't let me rebook online. Wait time on phone is too long. Please help</text:p>
          </table:table-cell>
          <table:table-cell office:value="1.1546666599918811" office:value-type="float"/>
          <table:table-cell office:value="0.2" office:value-type="float"/>
          <table:table-cell office:value="0.20116277946080008" office:value-type="float"/>
        </table:table-row>
        <table:table-row>
          <table:table-cell office:value="91" office:value-type="float"/>
          <table:table-cell office:value-type="string">
            <text:p>Southwest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@SouthwestAir Customer service said it was a known problem that they were using same confirmation numbers for domestic and international</text:p>
          </table:table-cell>
          <table:table-cell office:value="1.9067053583800182" office:value-type="float"/>
          <table:table-cell office:value="0.0" office:value-type="float"/>
          <table:table-cell office:value="0.20007654922308776" office:value-type="float"/>
        </table:table-row>
        <table:table-row>
          <table:table-cell office:value="40" office:value-type="float"/>
          <table:table-cell office:value-type="string">
            <text:p>United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@united It appears there are six flights to Calgary tomorrow is this correct?</text:p>
          </table:table-cell>
          <table:table-cell office:value="1.1546666599918811" office:value-type="float"/>
          <table:table-cell office:value="0.189" office:value-type="float"/>
          <table:table-cell office:value="0.19676277946080006" office:value-type="float"/>
        </table:table-row>
        <table:table-row>
          <table:table-cell office:value="89" office:value-type="float"/>
          <table:table-cell office:value-type="string">
            <text:p>Unite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@united involuntarily bumped your passenger and can't guarantee them another flight for three days!</text:p>
          </table:table-cell>
          <table:table-cell office:value="1.1546666599918811" office:value-type="float"/>
          <table:table-cell office:value="0.184" office:value-type="float"/>
          <table:table-cell office:value="0.19476277946080006" office:value-type="float"/>
        </table:table-row>
        <table:table-row>
          <table:table-cell office:value="13" office:value-type="float"/>
          <table:table-cell office:value-type="string">
            <text:p>United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@united doesn't help the 100 or more passengers that just arrived an hour Late Flight.</text:p>
          </table:table-cell>
          <table:table-cell office:value="1.1546666599918811" office:value-type="float"/>
          <table:table-cell office:value="0.155" office:value-type="float"/>
          <table:table-cell office:value="0.18316277946080006" office:value-type="float"/>
        </table:table-row>
        <table:table-row>
          <table:table-cell office:value="63" office:value-type="float"/>
          <table:table-cell office:value-type="string">
            <text:p>Unite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@united They couldn't get me first class on any of their flights so I just rebooked myself.</text:p>
          </table:table-cell>
          <table:table-cell office:value="1.1546666599918811" office:value-type="float"/>
          <table:table-cell office:value="0.149" office:value-type="float"/>
          <table:table-cell office:value="0.18076277946080008" office:value-type="float"/>
        </table:table-row>
        <table:table-row>
          <table:table-cell office:value="52" office:value-type="float"/>
          <table:table-cell office:value-type="string">
            <text:p>US Airways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@USAirways I left my son's Duke hat on flight #1761 last night. It says "Mason" on the back. Any way of locating it? Thanks in advance!</text:p>
          </table:table-cell>
          <table:table-cell office:value="1.1546666599918811" office:value-type="float"/>
          <table:table-cell office:value="0.113" office:value-type="float"/>
          <table:table-cell office:value="0.16636277946080008" office:value-type="float"/>
        </table:table-row>
        <table:table-row>
          <table:table-cell office:value="42" office:value-type="float"/>
          <table:table-cell office:value-type="string">
            <text:p>United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@united I was not looking for the fare to be returned on the companion flight. <text:s/>don't understand why an additional $200 fee was necessary.</text:p>
          </table:table-cell>
          <table:table-cell office:value="1.1546666599918811" office:value-type="float"/>
          <table:table-cell office:value="0.109" office:value-type="float"/>
          <table:table-cell office:value="0.1647627794608001" office:value-type="float"/>
        </table:table-row>
        <table:table-row>
          <table:table-cell office:value="92" office:value-type="float"/>
          <table:table-cell office:value-type="string">
            <text:p>Southwest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@SouthwestAir I did but it only shows one flight one way. When I try to go to the home page and book roundtrip there's nothing available :(</text:p>
          </table:table-cell>
          <table:table-cell office:value="1.1546666599918811" office:value-type="float"/>
          <table:table-cell office:value="0.107" office:value-type="float"/>
          <table:table-cell office:value="0.16396277946080007" office:value-type="float"/>
        </table:table-row>
        <table:table-row>
          <table:table-cell office:value="39" office:value-type="float"/>
          <table:table-cell office:value-type="string">
            <text:p>US Airways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@USAirways <text:s/>I have a party of 4 booked for a flight in Aug. At 10:05am, how can I find out how much it would cost to change to an earlier fl</text:p>
          </table:table-cell>
          <table:table-cell office:value="1.1546666599918811" office:value-type="float"/>
          <table:table-cell office:value="0.083" office:value-type="float"/>
          <table:table-cell office:value="0.15436277946080007" office:value-type="float"/>
        </table:table-row>
        <table:table-row>
          <table:table-cell office:value="30" office:value-type="float"/>
          <table:table-cell office:value-type="string">
            <text:p>Virgin America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@virginamerica What is your phone number. I can't find who to call about a flight reservation.</text:p>
          </table:table-cell>
          <table:table-cell office:value="1.1546666599918811" office:value-type="float"/>
          <table:table-cell office:value="0.08" office:value-type="float"/>
          <table:table-cell office:value="0.1531627794608001" office:value-type="float"/>
        </table:table-row>
        <table:table-row>
          <table:table-cell office:value="57" office:value-type="float"/>
          <table:table-cell office:value-type="string">
            <text:p>America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@AmericanAir if my flight gets Cancelled Flightled i should be able to reschedule to any date i want, not the next day or 2 days after</text:p>
          </table:table-cell>
          <table:table-cell office:value="1.1546666599918811" office:value-type="float"/>
          <table:table-cell office:value="0.048" office:value-type="float"/>
          <table:table-cell office:value="0.14036277946080009" office:value-type="float"/>
        </table:table-row>
        <table:table-row>
          <table:table-cell office:value="17" office:value-type="float"/>
          <table:table-cell office:value-type="string">
            <text:p>US Airways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@USAirways right, can you use a shuttle ticket from LGA to BOS for any shuttle flight? Probably gonna miss the 4pm.</text:p>
          </table:table-cell>
          <table:table-cell office:value="1.1546666599918811" office:value-type="float"/>
          <table:table-cell office:value="0.0" office:value-type="float"/>
          <table:table-cell office:value="0.12116277946080008" office:value-type="float"/>
        </table:table-row>
        <table:table-row>
          <table:table-cell office:value="47" office:value-type="float"/>
          <table:table-cell office:value-type="string">
            <text:p>American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@AmericanAir why don't you take care of @Cowboycerrone flight screw ups</text:p>
          </table:table-cell>
          <table:table-cell office:value="1.1546666599918811" office:value-type="float"/>
          <table:table-cell office:value="0.0" office:value-type="float"/>
          <table:table-cell office:value="0.12116277946080008" office:value-type="float"/>
        </table:table-row>
        <table:table-row>
          <table:table-cell office:value="54" office:value-type="float"/>
          <table:table-cell office:value-type="string">
            <text:p>American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@AmericanAir is flight 2934 dfw to gsp going to be Cancelled Flightled tomorrow?</text:p>
          </table:table-cell>
          <table:table-cell office:value="1.1546666599918811" office:value-type="float"/>
          <table:table-cell office:value="0.0" office:value-type="float"/>
          <table:table-cell office:value="0.12116277946080008" office:value-type="float"/>
        </table:table-row>
        <table:table-row>
          <table:table-cell office:value="64" office:value-type="float"/>
          <table:table-cell office:value-type="string">
            <text:p>America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@AmericanAir should reconsider #usairways acquisition. Flight 1843 AA gold flyers insulted by attendant for hanging jacket!</text:p>
          </table:table-cell>
          <table:table-cell office:value="1.1546666599918811" office:value-type="float"/>
          <table:table-cell office:value="0.0" office:value-type="float"/>
          <table:table-cell office:value="0.12116277946080008" office:value-type="float"/>
        </table:table-row>
        <table:table-row>
          <table:table-cell office:value="69" office:value-type="float"/>
          <table:table-cell office:value-type="string">
            <text:p>Virgin America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@VirginAmerica hi I just booked a flight but need to add baggage, how can I do this?</text:p>
          </table:table-cell>
          <table:table-cell office:value="1.1546666599918811" office:value-type="float"/>
          <table:table-cell office:value="0.0" office:value-type="float"/>
          <table:table-cell office:value="0.12116277946080008" office:value-type="float"/>
        </table:table-row>
        <table:table-row>
          <table:table-cell office:value="74" office:value-type="float"/>
          <table:table-cell office:value-type="string">
            <text:p>America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@AmericanAir delta rerouted 6 of my bags onto aa977 MIA-CUR. How can I see if they made it onto the flight?</text:p>
          </table:table-cell>
          <table:table-cell office:value="1.1546666599918811" office:value-type="float"/>
          <table:table-cell office:value="0.0" office:value-type="float"/>
          <table:table-cell office:value="0.12116277946080008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2-27T16:51:19.491642</meta:creation-date>
    <dc:date>2023-02-27T16:51:19.505351</dc:date>
    <meta:generator>http://pypi.python.org/pypi/ezodf/0.1.0$Python3.10.9 (main, Dec  7 2022, 00:00:00) [GCC 12.2.1 20221121 (Red Hat 12.2.1-4)]</meta:generator>
    <meta:document-statistic/>
    <meta:editing-cycles>1</meta:editing-cycles>
  </office:meta>
</office:document-meta>
</file>